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1.svm" manifest:media-type=""/>
  <manifest:file-entry manifest:full-path="Pictures/100000010000033500000261ACD8AB5A742347E6.png" manifest:media-type="image/png"/>
  <manifest:file-entry manifest:full-path="Pictures/100059B80000849B00006246E9F1D4CF471A8E42.emf" manifest:media-type="image/x-emf"/>
  <manifest:file-entry manifest:full-path="Pictures/100000010000033500000261F47145B631DE9752.png" manifest:media-type="image/png"/>
  <manifest:file-entry manifest:full-path="Pictures/10006DDC0000849B00006246660F834DE4B4052F.emf" manifest:media-type="image/x-emf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co1" style:family="table-column">
      <style:table-column-properties style:column-width="2.819cm" style:use-optimal-column-width="false"/>
    </style:style>
    <style:style style:name="ro1" style:family="table-row">
      <style:table-row-properties style:row-height="0cm" style:use-optimal-row-height="true"/>
    </style:style>
    <style:style style:name="ro2" style:family="table-row">
      <style:table-row-properties style:row-height="2cm" style:use-optimal-row-height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517cm" svg:x="1.001cm" svg:y="0.77cm">
          <draw:image xlink:href="Pictures/10006DDC0000849B00006246660F834DE4B4052F.emf" xlink:type="simple" xlink:show="embed" xlink:actuate="onLoad" draw:mime-type="image/x-emf">
            <text:p/>
          </draw:image>
          <draw:image xlink:href="Pictures/100000010000033500000261F47145B631DE9752.png" xlink:type="simple" xlink:show="embed" xlink:actuate="onLoad" draw:mime-type="image/png"/>
        </draw:frame>
        <draw:frame draw:style-name="gr2" draw:text-style-name="P2" draw:layer="layout" svg:width="3.567cm" svg:height="0.962cm" svg:x="3.857cm" svg:y="7.658cm">
          <draw:text-box>
            <text:p>MX-UT-0.5</text:p>
          </draw:text-box>
        </draw:frame>
        <draw:frame draw:style-name="gr1" draw:text-style-name="P1" draw:layer="layout" svg:width="19.589cm" svg:height="14.517cm" svg:x="1.001cm" svg:y="15.058cm">
          <draw:image xlink:href="Pictures/100059B80000849B00006246E9F1D4CF471A8E42.emf" xlink:type="simple" xlink:show="embed" xlink:actuate="onLoad" draw:mime-type="image/x-emf">
            <text:p/>
          </draw:image>
          <draw:image xlink:href="Pictures/100000010000033500000261ACD8AB5A742347E6.png" xlink:type="simple" xlink:show="embed" xlink:actuate="onLoad" draw:mime-type="image/png"/>
        </draw:frame>
        <draw:frame draw:style-name="gr3" draw:text-style-name="P2" draw:layer="layout" svg:width="3.567cm" svg:height="0.962cm" svg:x="4.81cm" svg:y="23.542cm">
          <draw:text-box>
            <text:p>MX-HT-0.5</text:p>
          </draw:text-box>
        </draw:frame>
        <draw:frame draw:style-name="standard" draw:layer="layout" svg:width="8.456cm" svg:height="5.245cm" svg:x="5.607cm" svg:y="30.73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bg-none">
              <table:table-cell/>
              <table:table-cell>
                <text:p>Ti-Cl</text:p>
              </table:table-cell>
              <table:table-cell>
                <text:p>Ti-Cl (2p1/2)</text:p>
              </table:table-cell>
            </table:table-row>
            <table:table-row table:style-name="ro1" table:default-cell-style-name="bg-none">
              <table:table-cell>
                <text:p>MX-UT-0.5</text:p>
              </table:table-cell>
              <table:table-cell>
                <text:p>199.30</text:p>
              </table:table-cell>
              <table:table-cell>
                <text:p>200.91</text:p>
              </table:table-cell>
            </table:table-row>
            <table:table-row table:style-name="ro2" table:default-cell-style-name="bg-none">
              <table:table-cell>
                <text:p>MX-HT-0.5</text:p>
              </table:table-cell>
              <table:table-cell>
                <text:p>199.30</text:p>
                <text:p/>
              </table:table-cell>
              <table:table-cell>
                <text:p>200.88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40.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</meta:editing-cycles>
    <meta:editing-duration>PT2M45S</meta:editing-duration>
    <dc:date>2023-05-26T15:01:40.384868542</dc:date>
    <meta:document-statistic meta:object-count="5"/>
    <meta:generator>LibreOffice/7.5.3.2$Linux_X86_64 LibreOffice_project/9f56dff12ba03b9acd7730a5a481eea045e468f3</meta:generator>
  </office:meta>
</office:document-meta>
</file>